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C0000021C999B02DEB62CA3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81cm" svg:stroke-color="#1c1c1c" draw:marker-start-width="0.321cm" draw:marker-end-width="0.321cm" draw:fill="none" draw:fill-color="#729fcf" draw:textarea-horizontal-align="justify" draw:textarea-vertical-align="middle" draw:auto-grow-height="false" fo:min-height="0.479cm" fo:min-width="1.857cm" fo:padding-top="0.165cm" fo:padding-bottom="0.165cm" fo:padding-left="0.29cm" fo:padding-right="0.29cm" draw:shadow="hidden"/>
    </style:style>
    <style:style style:name="gr3" style:family="graphic" style:parent-style-name="standard">
      <style:graphic-properties draw:stroke="solid" svg:stroke-width="0.081cm" svg:stroke-color="#1c1c1c" draw:marker-start="Arrow" draw:marker-start-width="0.321cm" draw:marker-end="" draw:marker-end-width="0.321cm" draw:fill="none" draw:fill-color="#729fcf" draw:textarea-horizontal-align="justify" draw:textarea-vertical-align="middle" draw:auto-grow-height="false" fo:min-height="0.479cm" fo:min-width="1.857cm" fo:padding-top="0.165cm" fo:padding-bottom="0.165cm" fo:padding-left="0.29cm" fo:padding-right="0.29cm" draw:shadow="hidden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1c1c1c" draw:marker-start="" draw:marker-start-width="0.321cm" draw:marker-end="Arrow" draw:marker-end-width="0.321cm" draw:fill="none" draw:fill-color="#729fcf" draw:textarea-horizontal-align="justify" draw:textarea-vertical-align="middle" draw:auto-grow-height="false" fo:min-height="0.479cm" fo:min-width="1.857cm" fo:padding-top="0.165cm" fo:padding-bottom="0.165cm" fo:padding-left="0.29cm" fo:padding-right="0.29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046cm" svg:height="19.046cm" svg:x="1cm" svg:y="1.385cm">
            <draw:image xlink:href="Pictures/100002010000021C0000021C999B02DEB62CA3BA.png" xlink:type="simple" xlink:show="embed" xlink:actuate="onLoad">
              <text:p/>
            </draw:image>
          </draw:frame>
          <draw:polygon draw:style-name="gr2" draw:text-style-name="P2" draw:layer="layout" svg:width="0cm" svg:height="0cm" svg:x="5.936cm" svg:y="4.809cm" svg:viewBox="0 0 0 0" draw:points="0,0">
            <text:p/>
          </draw:polygon>
          <draw:polygon draw:style-name="gr2" draw:text-style-name="P2" draw:layer="layout" svg:width="0cm" svg:height="0cm" svg:x="9.382cm" svg:y="5.953cm" svg:viewBox="0 0 0 0" draw:points="0,0">
            <text:p/>
          </draw:polygon>
          <draw:g>
            <draw:path draw:style-name="gr3" draw:text-style-name="P2" draw:layer="layout" svg:width="3.301cm" svg:height="1.114cm" svg:x="5.936cm" svg:y="4.837cm" svg:viewBox="0 0 3302 1115" svg:d="M1820 0c894 19 1482 219 1482 543s-715 572-1651 572c-935 0-1651-248-1651-572s435-543 1370-543">
              <text:p/>
            </draw:path>
            <draw:line draw:style-name="gr4" draw:text-style-name="P3" draw:layer="layout" svg:x1="7.577cm" svg:y1="5.345cm" svg:x2="7.577cm" svg:y2="2.551cm">
              <text:p/>
            </draw:line>
          </draw:g>
          <draw:g>
            <draw:path draw:style-name="gr3" draw:text-style-name="P2" draw:layer="layout" svg:width="3.301cm" svg:height="1.114cm" svg:x="11.668cm" svg:y="4.758cm" svg:viewBox="0 0 3302 1115" svg:d="M1820 0c894 19 1482 219 1482 543s-715 572-1651 572c-935 0-1651-248-1651-572s435-543 1370-543">
              <text:p/>
            </draw:path>
            <draw:line draw:style-name="gr4" draw:text-style-name="P3" draw:layer="layout" svg:x1="13.309cm" svg:y1="5.266cm" svg:x2="13.309cm" svg:y2="2.472cm">
              <text:p/>
            </draw:line>
          </draw:g>
          <draw:g>
            <draw:path draw:style-name="gr3" draw:text-style-name="P2" draw:layer="layout" svg:width="3.32cm" svg:height="0.972cm" draw:transform="skewX (-0.364250214891216) rotate (1.72857409117518) translate (4.90029369462637cm 10.9228097468426cm)" svg:viewBox="0 0 3321 973" svg:d="M1831 0c900 17 1491 191 1490 474 0 283-720 499-1661 499s-1660-216-1660-499 438-474 1379-474">
              <text:p/>
            </draw:path>
            <draw:line draw:style-name="gr4" draw:text-style-name="P3" draw:layer="layout" svg:x1="5.052cm" svg:y1="9.056cm" svg:x2="2.443cm" svg:y2="10.017cm">
              <text:p/>
            </draw:line>
          </draw:g>
          <draw:g>
            <draw:path draw:style-name="gr3" draw:text-style-name="P2" draw:layer="layout" svg:width="3.32cm" svg:height="0.972cm" draw:transform="skewX (-0.364250214891216) rotate (1.72857409117518) translate (7.22129369462637cm 15.7228097468426cm)" svg:viewBox="0 0 3321 973" svg:d="M1831 0c900 17 1491 191 1490 474 0 283-720 499-1661 499s-1660-216-1660-499 438-474 1379-474">
              <text:p/>
            </draw:path>
            <draw:line draw:style-name="gr4" draw:text-style-name="P3" draw:layer="layout" svg:x1="7.373cm" svg:y1="13.856cm" svg:x2="4.764cm" svg:y2="14.817cm">
              <text:p/>
            </draw:line>
          </draw:g>
          <draw:g>
            <draw:path draw:style-name="gr5" draw:text-style-name="P2" draw:layer="layout" svg:width="3.345cm" svg:height="0.964cm" draw:transform="skewX (0.328645498150532) rotate (-1.77569798097903) translate (16.5418482475989cm 11.5355839208374cm)" svg:viewBox="0 0 3346 965" svg:d="M1501 0c-906 17-1501 190-1501 470 0 281 726 495 1674 495 947 0 1672-215 1672-495-1-281-442-470-1389-470">
              <text:p/>
            </draw:path>
            <draw:line draw:style-name="gr4" draw:text-style-name="P3" draw:layer="layout" svg:x1="15.748cm" svg:y1="13.073cm" svg:x2="18.311cm" svg:y2="14.033cm">
              <text:p/>
            </draw:line>
          </draw:g>
          <draw:g>
            <draw:path draw:style-name="gr5" draw:text-style-name="P2" draw:layer="layout" svg:width="3.345cm" svg:height="0.964cm" draw:transform="skewX (0.328645498150532) rotate (-1.77569798097903) translate (13.0228482475989cm 9.54058392083735cm)" svg:viewBox="0 0 3346 965" svg:d="M1501 0c-906 17-1501 190-1501 470 0 281 726 495 1674 495 947 0 1672-215 1672-495-1-281-442-470-1389-470">
              <text:p/>
            </draw:path>
            <draw:line draw:style-name="gr4" draw:text-style-name="P3" draw:layer="layout" svg:x1="12.229cm" svg:y1="11.078cm" svg:x2="14.792cm" svg:y2="12.038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anuele Gissi</meta:initial-creator>
    <meta:creation-date>2018-03-19T14:48:37.559000000</meta:creation-date>
    <dc:date>2018-03-19T14:59:22.904000000</dc:date>
    <dc:creator>Emanuele Gissi</dc:creator>
    <meta:editing-duration>PT42S</meta:editing-duration>
    <meta:editing-cycles>1</meta:editing-cycles>
    <meta:document-statistic meta:object-count="22"/>
    <meta:generator>LibreOffice/6.0.1.1$Windows_X86_64 LibreOffice_project/60bfb1526849283ce2491346ed2aa51c465abfe6</meta:generator>
  </office:meta>
</office:document-meta>
</file>